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5-05-2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5-04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5-03-2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5-02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5-01-2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4-12-3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4-11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4-10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4-09-27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4-09-05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4-08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4-07-3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4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4-05-2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4-04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4-03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4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3-12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3-11-2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3-10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3-09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3-08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3-07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3-06-2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3-05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3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3-03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3-02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3-0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2-12-2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2-11-2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2-10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2-09-2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2-08-3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2-07-2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2-06-2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2-05-2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2-04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2-03-2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2-02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2-01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1-12-2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1-11-29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1-10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1-09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1-08-2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1-07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1-06-2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1-05-27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1-04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1-03-3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1-02-2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1-01-28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0-12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0-11-2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0-10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0-09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0-08-3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0-08-01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0-07-0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0-06-2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0-05-2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0-04-2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0-02-26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20-01-31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9-12-2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9-11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9-10-3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9-09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9-08-2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9-07-2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9-06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9-05-3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9-04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9-03-2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9-02-2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9-01-2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8-12-0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8-10-3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8-10-0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8-08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8-07-30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8-06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8-05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8-04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8-03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8-02-2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8-01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7-12-2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7-11-26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7-10-27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7-09-2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7-09-02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7-07-29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7-06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7-05-3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6-11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1-06-15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1-03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1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8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3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29072483301</text:p>
          </table:table-cell>
          <table:table-cell office:value-type="string" calcext:value-type="string">
            <text:p>VT-RJW <text:s text:c="3"/>1</text:p>
          </table:table-cell>
          <table:table-cell office:value-type="string" calcext:value-type="string">
            <text:p>196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82" meta:object-count="0"/>
    <meta:user-defined meta:name="AppVersion">3.0</meta:user-defined>
  </office:meta>
</office:document-meta>
</file>